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95e" officeooo:paragraph-rsid="001119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9:23:55.214973355</meta:creation-date>
    <dc:date>2017-03-29T19:24:08.816751177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5.2.6.2$Linux_X86_64 LibreOffice_project/20m0$Build-2</meta:generator>
  </office:meta>
</office:document-meta>
</file>